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Calibri" style:font-family-asian="Calibri" style:font-family-complex="Calibri" fo:background-color="transparent" fo:color="#4f81bd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normal" fo:font-family="Calibri" style:font-family-asian="Calibri" style:font-family-complex="Calibri" fo:background-color="transparent" fo:color="#4f81bd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24.00pt" fo:font-weight="normal" fo:font-family="Calibri" style:font-family-asian="Calibri" style:font-family-complex="Calibri" fo:background-color="transparent" fo:color="#4f81bd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24.00pt" fo:font-weight="normal" fo:font-family="Calibri" style:font-family-asian="Calibri" style:font-family-complex="Calibri" fo:background-color="transparent" fo:color="#4f81bd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24.00pt" fo:font-weight="normal" fo:font-family="Calibri" style:font-family-asian="Calibri" style:font-family-complex="Calibri" fo:background-color="transparent" fo:color="#4f81bd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24.00pt" fo:font-weight="normal" fo:font-family="Calibri" style:font-family-asian="Calibri" style:font-family-complex="Calibri" fo:background-color="transparent" fo:color="#4f81bd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bottom="8.00pt"/>
    </style: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style:style style:name="P8" style:family="paragraph">
      <style:paragraph-properties fo:line-height="105.00%" fo:text-align="lef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Ejercicio 1</text:span></text:p>
      <text:p text:style-name="P1"><text:span text:style-name="T2">Ingresa 3 calificaciones</text:span></text:p>
      <text:p text:style-name="P1"><text:span text:style-name="T2">Leer 1, 2, 3</text:span></text:p>
      <text:p text:style-name="P1"><text:span text:style-name="T2">Variable Cal1</text:span></text:p>
      <text:p text:style-name="P1"><text:span text:style-name="T2">Variable Cal2</text:span></text:p>
      <text:p text:style-name="P1"><text:span text:style-name="T2">Variable Cal3</text:span></text:p>
      <text:p text:style-name="P1"><text:span text:style-name="T2">Sumar (1+2+3)/3</text:span></text:p>
      <text:p text:style-name="P1"><text:span text:style-name="T2">Resultado &gt;=6</text:span></text:p>
      <text:p text:style-name="P1"><text:span text:style-name="T2">Imprime Aprobó</text:span></text:p>
      <text:p text:style-name="P1"><text:span text:style-name="T2">Resultado &lt;=5</text:span></text:p>
      <text:p text:style-name="P1"><text:span text:style-name="T2">Imprime Reprobó</text:span></text:p>
      <text:p text:style-name="P1"><text:span text:style-name="T2">Fin</text:span></text:p>
      <text:p text:style-name="P1"><text:span text:style-name="T3"/></text:p>
      <text:p text:style-name="P1"><text:span text:style-name="T4">Ejercicio 2</text:span></text:p>
      <text:p text:style-name="P1"><text:span text:style-name="T5">Ingresa 2 números</text:span></text:p>
      <text:p text:style-name="P1"><text:span text:style-name="T5">Variable valor1</text:span></text:p>
      <text:p text:style-name="P1"><text:span text:style-name="T5">Variable valor2</text:span></text:p>
      <text:p text:style-name="P1"><text:span text:style-name="T5">Sí valor1 es =&gt;valor2</text:span></text:p>
      <text:p text:style-name="P1"><text:span text:style-name="T5">Imprime número mayor</text:span></text:p>
      <text:p text:style-name="P1"><text:span text:style-name="T6">Fin</text:span></text:p>
      <text:p text:style-name="P1"><text:span text:style-name="T7">Ejercicio 3</text:span></text:p>
      <text:p text:style-name="P1"><text:span text:style-name="T8">Ingresa 1 número</text:span></text:p>
      <text:p text:style-name="P1"><text:span text:style-name="T8">Variable positivo</text:span></text:p>
      <text:p text:style-name="P1"><text:span text:style-name="T8">Variable negativo</text:span></text:p>
      <text:p text:style-name="P1"><text:span text:style-name="T8">si el número es<text:s/></text:span><text:span text:style-name="T9">&gt;=</text:span><text:span text:style-name="T10">0</text:span></text:p>
      <text:p text:style-name="P1"><text:span text:style-name="T10">Imprime positivo</text:span></text:p>
      <text:p text:style-name="P2"><text:span text:style-name="T11">Sino</text:span></text:p>
      <text:p text:style-name="P2"><text:span text:style-name="T11">Número es &lt;=0</text:span></text:p>
      <text:p text:style-name="P3"><text:span text:style-name="T11">Imprime negativo</text:span></text:p>
      <text:p text:style-name="P3"><text:span text:style-name="T11">fin</text:span><text:span text:style-name="T12"/></text:p>
      <text:p text:style-name="P4"><text:span text:style-name="T13"/></text:p>
      <text:p text:style-name="P4"><text:span text:style-name="T13">Ejercicio 4</text:span></text:p>
      <text:p text:style-name="P4"><text:span text:style-name="T14">Ingresa costo traje</text:span></text:p>
      <text:p text:style-name="P4"><text:span text:style-name="T14">Variable costo</text:span></text:p>
      <text:p text:style-name="P4"><text:span text:style-name="T14">Sí el resulatado es &gt;2500.00</text:span></text:p>
      <text:p text:style-name="P4"><text:span text:style-name="T14">Imprime Tienes un 15% de descuento</text:span></text:p>
      <text:p text:style-name="P4"><text:span text:style-name="T14">Entonces costo*15%</text:span></text:p>
      <text:p text:style-name="P4"><text:span text:style-name="T14">Sino</text:span></text:p>
      <text:p text:style-name="P4"><text:span text:style-name="T14">Resulatado &lt;=2500.00</text:span></text:p>
      <text:p text:style-name="P4"><text:span text:style-name="T14">Imprime Tienes un 8% de descuento</text:span></text:p>
      <text:p text:style-name="P4"><text:span text:style-name="T14">Entonces costo*8%</text:span></text:p>
      <text:p text:style-name="P4"><text:span text:style-name="T14">Fin</text:span></text:p>
      <text:p text:style-name="P4"><text:span text:style-name="T14"/></text:p>
      <text:p text:style-name="P4"><text:span text:style-name="T14"/></text:p>
      <text:p text:style-name="P4"><text:span text:style-name="T15">Ejercicio 5</text:span></text:p>
      <text:p text:style-name="P4"><text:span text:style-name="T16">Ingresa 3 Cantidades</text:span></text:p>
      <text:p text:style-name="P4"><text:span text:style-name="T16">Leer 1, 2, 3</text:span></text:p>
      <text:p text:style-name="P5"><text:span text:style-name="T17">Sí 1&gt;2 </text:span></text:p>
      <text:p text:style-name="P5"><text:span text:style-name="T17">Sí 1&gt;3</text:span></text:p>
      <text:p text:style-name="P5"><text:span text:style-name="T17">entonces </text:span></text:p>
      <text:p text:style-name="P5"><text:span text:style-name="T17">Imprime el mayor es 1</text:span></text:p>
      <text:p text:style-name="P6"><text:span text:style-name="T18">Sí 2&gt;1 </text:span></text:p>
      <text:p text:style-name="P6"><text:span text:style-name="T18">Sí 2&gt;3</text:span></text:p>
      <text:p text:style-name="P6"><text:span text:style-name="T18">entonces </text:span></text:p>
      <text:p text:style-name="P6"><text:span text:style-name="T18">Imprime el mayor es 2</text:span></text:p>
      <text:p text:style-name="P6"><text:span text:style-name="T18">Sí 3&gt;1 </text:span></text:p>
      <text:p text:style-name="P6"><text:span text:style-name="T18">Sí 3&gt;2</text:span></text:p>
      <text:p text:style-name="P6"><text:span text:style-name="T18">entonces </text:span></text:p>
      <text:p text:style-name="P6"><text:span text:style-name="T18">Imprime el mayor es 3</text:span></text:p>
      <text:p text:style-name="P6"><text:span text:style-name="T18">Fin</text:span></text:p>
      <text:p text:style-name="P7"><text:span text:style-name="T19"/></text:p>
      <text:p text:style-name="P8"><text:span text:style-name="T20">Ejercicio 6</text:span></text:p>
      <text:p text:style-name="P8"><text:span text:style-name="T21">Ingresa la cantidad de personas</text:span></text:p>
      <text:p text:style-name="P8"><text:span text:style-name="T21">Variable personas</text:span></text:p>
      <text:p text:style-name="P8"><text:span text:style-name="T21">Si la cantidad de personas es &lt;=300</text:span></text:p>
      <text:p text:style-name="P8"><text:span text:style-name="T21"/></text:p>
      <text:p text:style-name="P9"><draw:frame text:anchor-type="as-char" svg:width="152.40mm" svg:height="85.73mm" style:rel-width="scale" style:rel-height="scale"><draw:object-ole xlink:href="OleObj1"/><draw:image xlink:href="ObjectReplacements/OleObj1"/></draw:frame><text:span text:style-name="T22"/></text:p>
      <text:p text:style-name="P9"><text:span text:style-name="T22"/></text:p>
      <text:p text:style-name="P10"><text:span text:style-name="T2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